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4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1.482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3.307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2.17cm" fo:break-before="auto" style:use-optimal-row-height="false"/>
    </style:style>
    <style:style style:name="ta1" style:family="table" style:master-page-name="PageStyle_5f_Anexo_20_Quimioterapia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font-name="Arial1" style:font-name-complex="Arial1"/>
    </style:style>
    <style:style style:name="ce4" style:family="table-cell" style:parent-style-name="Default">
      <style:table-cell-properties fo:background-color="#ffffff" style:diagonal-bl-tr="none" style:diagonal-tl-br="none" fo:border="non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3" style:family="graphic">
      <style:graphic-properties draw:stroke="none" draw:fill="none" draw:fill-color="#eaeaea" draw:textarea-horizontal-align="justify" draw:textarea-vertical-align="middle" draw:auto-grow-height="false" fo:padding-top="0.056cm" fo:padding-bottom="0.056cm" fo:padding-left="0.056cm" fo:padding-right="0.056cm" fo:wrap-option="wrap" style:protect="position size"/>
    </style:style>
    <style:style style:name="gr4" style:family="graphic">
      <style:graphic-properties draw:stroke="none" draw:fill="none" draw:fill-color="#ffffff" draw:textarea-horizontal-align="justify" draw:textarea-vertical-align="top" draw:auto-grow-height="true" fo:min-height="0.474cm" fo:padding-top="0.056cm" fo:padding-bottom="0.056cm" fo:padding-left="0.056cm" fo:padding-right="0.056cm" fo:wrap-option="wrap" style:protect="position size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6" style:family="graphic">
      <style:graphic-properties draw:stroke="none" draw:fill="solid" draw:fill-color="#c0c0c0" draw:textarea-horizontal-align="justify" draw:textarea-vertical-align="middle" draw:auto-grow-height="false" fo:padding-top="0.056cm" fo:padding-bottom="0.056cm" fo:padding-left="0.056cm" fo:padding-right="0.056cm" fo:wrap-option="wrap" style:protect="position size"/>
    </style:style>
    <style:style style:name="gr7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8" style:family="graphic">
      <style:graphic-properties draw:stroke="none" draw:fill="solid" draw:fill-color="#c0c0c0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9" style:family="graphic">
      <style:graphic-properties draw:stroke="none" draw:fill="solid" draw:fill-color="#969696" draw:opacity="50%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10" style:family="graphic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11" style:family="graphic">
      <style:graphic-properties draw:stroke="none" draw:fill="solid" draw:fill-color="#969696" draw:opacity="50%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1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13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style:protect="size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fo:font-family="Arial" fo:font-size="20pt" fo:font-style="normal" fo:text-shadow="none" style:text-underline-style="none" fo:font-weight="bold" style:font-size-asian="20pt" style:font-style-asian="normal" style:font-weight-asian="bold" style:font-family-complex="Arial" style:font-size-complex="20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fo:font-family="'Times New Roman'" fo:font-size="22pt" fo:font-style="normal" fo:text-shadow="none" style:text-underline-style="none" fo:font-weight="bold" style:font-size-asian="22pt" style:font-style-asian="normal" style:font-weight-asian="bold" style:font-family-complex="'Times New Roman'" style:font-size-complex="22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T9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333333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fo:font-family="Arial" fo:font-size="10pt" fo:font-style="normal" fo:text-shadow="none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4" style:family="text">
      <style:text-properties fo:color="#808080" style:text-outline="false" style:text-line-through-style="none" style:text-position="0% 100%" fo:font-family="Arial" fo:font-size="10pt" fo:font-style="normal" fo:text-shadow="none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5" style:family="text">
      <style:text-properties fo:color="#80808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7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8" style:family="text">
      <style:text-properties fo:color="#969696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9" style:family="text">
      <style:text-properties style:use-window-font-color="true" style:text-outline="false" style:text-line-through-style="none" style:text-position="0% 100%" fo:font-family="Arial" fo:font-size="9pt" fo:font-style="normal" fo:text-shadow="none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T20" style:family="text">
      <style:text-properties fo:color="#333333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nexo Quimioterapia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240" table:default-cell-style-name="ce1"/>
        <table:table-column table:style-name="co2" table:number-columns-repeated="767" table:default-cell-style-name="Default"/>
        <table:table-row table:style-name="ro1">
          <table:table-cell>
            <draw:custom-shape table:end-cell-address="'Anexo Quimioterapia'.AF42" table:end-x="1.528cm" table:end-y="1.766cm" draw:z-index="0" draw:name="Rectangle 89" draw:style-name="gr1" draw:text-style-name="P1" svg:width="56.53cm" svg:height="34.823cm" svg:x="0.329cm" svg:y="0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3"/>
          <table:table-cell>
            <draw:custom-shape table:end-cell-address="'Anexo Quimioterapia'.AF4" table:end-x="1.582cm" table:end-y="0.174cm" draw:z-index="36" draw:name="Rectangle 4" draw:style-name="gr2" draw:text-style-name="P3" svg:width="12.324cm" svg:height="1.169cm" svg:x="1.79cm" svg:y="0.334cm">
              <text:p text:style-name="P2"><text:span text:style-name="T1">2- Nº</text:span><text:span text:style-name="T2"> </text:span><text:span text:style-name="T1">Guia no Prestador</text:span><text:span text:style-name="T3"> <text:s/></text:span><text:span text:style-name="T4">12345678901234567890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99"/>
        </table:table-row>
        <table:table-row table:style-name="ro2">
          <table:table-cell table:number-columns-repeated="10"/>
          <table:table-cell>
            <draw:custom-shape table:end-cell-address="'Anexo Quimioterapia'.U5" table:end-x="0.275cm" table:end-y="0.536cm" draw:z-index="1" draw:name="Rectangle 27" draw:style-name="gr3" draw:text-style-name="P5" svg:width="16.821cm" svg:height="1.531cm" svg:x="1.244cm" svg:y="0.365cm">
              <text:p text:style-name="P4"><text:span text:style-name="T5">ANEXO DE SOLICITAÇÃO DE QUIMIOTERAPIA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3"/>
        </table:table-row>
        <table:table-row table:style-name="ro2">
          <table:table-cell>
            <draw:custom-shape table:end-cell-address="'Anexo Quimioterapia'.C4" table:end-x="1.59cm" table:end-y="0.307cm" draw:z-index="14" draw:name="Text 138" draw:style-name="gr4" draw:text-style-name="P3" svg:width="3.805cm" svg:height="0.586cm" svg:x="1.309cm" svg:y="0.174cm">
              <text:p text:style-name="P2"><text:span text:style-name="T6">Logo da Empresa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>
            <draw:custom-shape table:end-cell-address="'Anexo Quimioterapia'.C5" table:end-x="1.679cm" table:end-y="2.614cm" draw:z-index="3" draw:name="Text 94" draw:style-name="gr5" draw:text-style-name="P6" svg:width="4.643cm" svg:height="1.386cm" svg:x="0.56cm" svg:y="1.228cm">
              <text:p text:style-name="P2"><text:span text:style-name="T7">1 - Registro ANS</text:span></text:p>
              <text:p text:style-name="P2"><text:span text:style-name="T8"/></text:p>
              <text:p text:style-name="P2"><text:span text:style-name="T9"><text:s/></text:span><text:span text:style-name="T9">|___|___|___|___|___|___|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table:end-cell-address="'Anexo Quimioterapia'.AF5" table:end-x="1.297cm" table:end-y="3.302cm" draw:z-index="5" draw:name="Rectangle 101" draw:style-name="gr6" draw:text-style-name="P6" svg:width="56.071cm" svg:height="0.5cm" svg:x="0.557cm" svg:y="2.802cm">
              <text:p text:style-name="P2"><text:span text:style-name="T7">Dados do Beneficiári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Quimioterapia'.L5" table:end-x="0.014cm" table:end-y="2.617cm" draw:z-index="2" draw:name="Rectangle 93" draw:style-name="gr5" draw:text-style-name="P3" svg:width="14.084cm" svg:height="1.386cm" svg:x="0.253cm" svg:y="1.231cm">
              <text:p text:style-name="P2"><text:span text:style-name="T7">3 - Número da Guia Referenciada</text:span></text:p>
              <text:p text:style-name="P2"><text:span text:style-name="T10"/></text:p>
              <text:p text:style-name="P2"><text:span text:style-name="T11">|___|___|___|___|___|___|___|___|___|___|___|___</text:span><text:span text:style-name="T9">|___|___|___|___|___|___|___|___</text:span><text:span text:style-name="T11">|</text:span></text:p>
              <text:p text:style-name="P2"><text:span text:style-name="T10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Anexo Quimioterapia'.T5" table:end-x="0.626cm" table:end-y="2.614cm" draw:z-index="10" draw:name="Rectangle 126" draw:style-name="gr5" draw:text-style-name="P3" svg:width="14.178cm" svg:height="1.386cm" svg:x="0.658cm" svg:y="1.228cm">
              <text:p text:style-name="P2"><text:span text:style-name="T7">4 - Senha </text:span></text:p>
              <text:p text:style-name="P2"><text:span text:style-name="T7"/></text:p>
              <text:p text:style-name="P2"><text:span text:style-name="T9"><text:s/></text:span><text:span text:style-name="T9">|___|___|___|___|___|___|___|___|___|___|___|___|___|___|___|___|___|___|___|___|</text:span></text:p>
              <text:p text:style-name="P2"><text:span text:style-name="T10"/></text:p>
              <text:p text:style-name="P2"><text:span text:style-name="T12"><text:s text:c="4"/>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"/>
          <table:table-cell table:number-columns-repeated="6"/>
          <table:table-cell>
            <draw:custom-shape table:end-cell-address="'Anexo Quimioterapia'.X5" table:end-x="0.835cm" table:end-y="2.613cm" draw:z-index="11" draw:name="Rectangle 128" draw:style-name="gr5" draw:text-style-name="P3" svg:width="6.689cm" svg:height="1.386cm" svg:x="1.307cm" svg:y="1.227cm">
              <text:p text:style-name="P2"><text:span text:style-name="T7">5 - Data da Autorização</text:span></text:p>
              <text:p text:style-name="P2"><text:span text:style-name="T13"/></text:p>
              <text:p text:style-name="P2"><text:span text:style-name="T12"><text:s/></text:span><text:span text:style-name="T12">|___|___| / |___|___| / 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Quimioterapia'.AF5" table:end-x="1.641cm" table:end-y="2.617cm" draw:z-index="42" draw:name="Rectangle 7" draw:style-name="gr7" draw:text-style-name="P3" svg:width="14.56cm" svg:height="1.39cm" svg:x="1.404cm" svg:y="1.227cm">
              <text:p text:style-name="P2"><text:span text:style-name="T1">6 - Número da Guia Atribuído pela Operadora</text:span></text:p>
              <text:p text:style-name="P2"><text:span text:style-name="T14"><text:s/></text:span></text:p>
              <text:p text:style-name="P2"><text:span text:style-name="T14"><text:s text:c="3"/></text:span><text:span text:style-name="T2"><text:s/></text:span><text:span text:style-name="T2">|___|___|___|___|___|___|___|___|___|___|___|___|___|___|___|___|___|___|___|___|</text:span></text:p>
              <text:p text:style-name="P2"><text:span text:style-name="T14"/></text:p>
              <text:p text:style-name="P2"><text:span text:style-name="T14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2">
          <table:table-cell>
            <draw:custom-shape table:end-cell-address="'Anexo Quimioterapia'.I9" table:end-x="0.564cm" table:end-y="0.24cm" draw:z-index="12" draw:name="Rectangle 131" draw:style-name="gr5" draw:text-style-name="P3" svg:width="14.27cm" svg:height="1.39cm" svg:x="0.56cm" svg:y="0.21cm">
              <text:p text:style-name="P2"><text:span text:style-name="T7">7 - Número da Carteira</text:span></text:p>
              <text:p text:style-name="P2"><text:span text:style-name="T15"/></text:p>
              <text:p text:style-name="P2"><text:span text:style-name="T9"><text:s/></text:span><text:span text:style-name="T9">|___|___|___|___|___|___|___|___|___|___|___|___|___|___|___|___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Anexo Quimioterapia'.AF9" table:end-x="1.384cm" table:end-y="0.24cm" draw:z-index="7" draw:name="Rectangle 113" draw:style-name="gr5" draw:text-style-name="P3" svg:width="41.25cm" svg:height="1.39cm" svg:x="1.199cm" svg:y="0.21cm">
              <text:p text:style-name="P2"><text:span text:style-name="T7">8 - Nome</text:span></text:p>
              <text:p text:style-name="P2"><text:span text:style-name="T13"/></text:p>
              <text:p text:style-name="P2"><text:span text:style-name="T13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custom-shape table:end-cell-address="'Anexo Quimioterapia'.D13" table:end-x="0.391cm" table:end-y="0.031cm" draw:z-index="24" draw:name="Rectangle 155" draw:style-name="gr5" draw:text-style-name="P3" svg:width="5.12cm" svg:height="1.39cm" svg:x="0.585cm" svg:y="0.454cm">
              <text:p text:style-name="P2"><text:span text:style-name="T7">9 - Peso (Kg)</text:span></text:p>
              <text:p text:style-name="P2"><text:span text:style-name="T15"/></text:p>
              <text:p text:style-name="P2"><text:span text:style-name="T15"><text:s text:c="5"/></text:span><text:span text:style-name="T9">|___|___|___|,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Quimioterapia'.G13" table:end-x="0.434cm" table:end-y="0.031cm" draw:z-index="25" draw:name="Rectangle 156" draw:style-name="gr5" draw:text-style-name="P3" svg:width="5.08cm" svg:height="1.39cm" svg:x="0.725cm" svg:y="0.454cm">
              <text:p text:style-name="P2"><text:span text:style-name="T7">10 - Altura (Cm)</text:span></text:p>
              <text:p text:style-name="P2"><text:span text:style-name="T9"/></text:p>
              <text:p text:style-name="P2"><text:span text:style-name="T9"><text:s text:c="5"/></text:span><text:span text:style-name="T9">|___|___|___|,|___|___</text:span><text:span text:style-name="T15">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Quimioterapia'.J13" table:end-x="1.724cm" table:end-y="0.031cm" draw:z-index="26" draw:name="Rectangle 157" draw:style-name="gr5" draw:text-style-name="P3" svg:width="6.3cm" svg:height="1.39cm" svg:x="0.795cm" svg:y="0.454cm">
              <text:p text:style-name="P2"><text:span text:style-name="T7">11 - Superfície Corporal (m²)</text:span></text:p>
              <text:p text:style-name="P2"><text:span text:style-name="T15"/></text:p>
              <text:p text:style-name="P2"><text:span text:style-name="T9"><text:s text:c="8"/></text:span><text:span text:style-name="T9">|___|___|,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Quimioterapia'.L13" table:end-x="1.42cm" table:end-y="0.031cm" draw:z-index="31" draw:name="Rectangle 176" draw:style-name="gr5" draw:text-style-name="P3" svg:width="3.21cm" svg:height="1.39cm" svg:x="1.791cm" svg:y="0.454cm">
              <text:p text:style-name="P2"><text:span text:style-name="T7">12 - Idade</text:span></text:p>
              <text:p text:style-name="P2"><text:span text:style-name="T15"/></text:p>
              <text:p text:style-name="P2"><text:span text:style-name="T9"><text:s text:c="6"/></text:span><text:span text:style-name="T9">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'Anexo Quimioterapia'.N13" table:end-x="0.469cm" table:end-y="0.031cm" draw:z-index="32" draw:name="Rectangle 177" draw:style-name="gr5" draw:text-style-name="P3" svg:width="2.26cm" svg:height="1.39cm" svg:x="1.79cm" svg:y="0.454cm">
              <text:p text:style-name="P2"><text:span text:style-name="T7">13 - Sexo</text:span></text:p>
              <text:p text:style-name="P2"><text:span text:style-name="T15"/></text:p>
              <text:p text:style-name="P2"><text:span text:style-name="T15"><text:s text:c="4"/></text:span><text:span text:style-name="T9"><text:s text:c="4"/></text:span><text:span text:style-name="T9">|___|</text:span><text:span text:style-name="T11"> <text:s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custom-shape table:end-cell-address="'Anexo Quimioterapia'.AF14" table:end-x="1.299cm" table:end-y="0.285cm" draw:z-index="6" draw:name="Rectangle 110" draw:style-name="gr8" draw:text-style-name="P6" svg:width="56.07cm" svg:height="0.5cm" svg:x="0.56cm" svg:y="0.239cm">
              <text:p text:style-name="P2"><text:span text:style-name="T7">Dados do Profissional Solicitant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>
          <table:table-cell>
            <draw:custom-shape table:end-cell-address="'Anexo Quimioterapia'.M17" table:end-x="0.713cm" table:end-y="0.441cm" draw:z-index="28" draw:name="Rectangle 163" draw:style-name="gr5" draw:text-style-name="P3" svg:width="21.58cm" svg:height="1.39cm" svg:x="0.56cm" svg:y="0.411cm">
              <text:p text:style-name="P2"><text:span text:style-name="T7">14 - Nome do Profissional Solicitante</text:span></text:p>
              <text:p text:style-name="P2"><text:span text:style-name="T13"/></text:p>
              <text:p text:style-name="P2"><text:span text:style-name="T13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1"/>
          <table:table-cell>
            <draw:custom-shape table:end-cell-address="'Anexo Quimioterapia'.R18" table:end-x="1.338cm" table:end-y="0.015cm" draw:z-index="15" draw:name="Rectangle 144" draw:style-name="gr5" draw:text-style-name="P3" svg:width="8.55cm" svg:height="1.39cm" svg:x="1.627cm" svg:y="0.438cm">
              <text:p text:style-name="P2"><text:span text:style-name="T7">15 - Telefone</text:span></text:p>
              <text:p text:style-name="P2"><text:span text:style-name="T13"/></text:p>
              <text:p text:style-name="P2"><text:span text:style-name="T12"><text:s text:c="2"/></text:span><text:span text:style-name="T12">(|___|___|) |___|___|___|___|___|-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'Anexo Quimioterapia'.AF18" table:end-x="1.496cm" table:end-y="0.017cm" draw:z-index="27" draw:name="Rectangle 158" draw:style-name="gr5" draw:text-style-name="P3" svg:width="24.77cm" svg:height="1.39cm" svg:x="1.791cm" svg:y="0.44cm">
              <text:p text:style-name="P2"><text:span text:style-name="T7">16 - E-mail</text:span></text:p>
              <text:p text:style-name="P2"><text:span text:style-name="T16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custom-shape table:end-cell-address="'Anexo Quimioterapia'.AF19" table:end-x="1.299cm" table:end-y="0.127cm" draw:z-index="29" draw:name="Rectangle 165" draw:style-name="gr9" draw:text-style-name="P6" svg:width="56.07cm" svg:height="0.5cm" svg:x="0.56cm" svg:y="0.08cm">
              <text:p text:style-name="P2"><text:span text:style-name="T7">Diagnóstico Oncológic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>
          <table:table-cell>
            <draw:custom-shape table:end-cell-address="'Anexo Quimioterapia'.E22" table:end-x="0.096cm" table:end-y="0.341cm" draw:z-index="35" draw:name="Rectangle 50" draw:style-name="gr5" draw:text-style-name="P3" svg:width="6.64cm" svg:height="1.39cm" svg:x="0.56cm" svg:y="0.311cm">
              <text:p text:style-name="P2"><text:span text:style-name="T7">17 - Data do diagnóstico</text:span></text:p>
              <text:p text:style-name="P2"><text:span text:style-name="T13"/></text:p>
              <text:p text:style-name="P2"><text:span text:style-name="T11">|___|___| / |___|___|/</text:span><text:span text:style-name="T9">|___|___|</text:span><text:span text:style-name="T11">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Quimioterapia'.G22" table:end-x="1.692cm" table:end-y="0.341cm" draw:z-index="17" draw:name="Rectangle 148" draw:style-name="gr10" draw:text-style-name="P3" svg:width="5.008cm" svg:height="1.39cm" svg:x="0.265cm" svg:y="0.311cm">
              <text:p text:style-name="P2"><text:span text:style-name="T7">18-CID10Principal (Opcional)</text:span></text:p>
              <text:p text:style-name="P2"><text:span text:style-name="T17"/></text:p>
              <text:p text:style-name="P2"><text:span text:style-name="T13"><text:s text:c="12"/></text:span><text:span text:style-name="T11">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Quimioterapia'.J22" table:end-x="0.549cm" table:end-y="0.337cm" draw:z-index="21" draw:name="Rectangle 152" draw:style-name="gr10" draw:text-style-name="P3" svg:width="4.085cm" svg:height="1.39cm" svg:x="0.045cm" svg:y="0.307cm">
              <text:p text:style-name="P2"><text:span text:style-name="T7">19-CID10 (2) (Opcional)</text:span></text:p>
              <text:p text:style-name="P2"><text:span text:style-name="T13"/></text:p>
              <text:p text:style-name="P2"><text:span text:style-name="T11"><text:s text:c="5"/></text:span><text:span text:style-name="T11">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Anexo Quimioterapia'.L22" table:end-x="1.106cm" table:end-y="0.337cm" draw:z-index="23" draw:name="Rectangle 154" draw:style-name="gr10" draw:text-style-name="P3" svg:width="4.022cm" svg:height="1.39cm" svg:x="0.665cm" svg:y="0.307cm">
              <text:p text:style-name="P2"><text:span text:style-name="T7">20-CID10 (3) (Opcional)</text:span></text:p>
              <text:p text:style-name="P2"><text:span text:style-name="T13"/></text:p>
              <text:p text:style-name="P2"><text:span text:style-name="T18"><text:s text:c="6"/></text:span><text:span text:style-name="T11">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'Anexo Quimioterapia'.N22" table:end-x="1.769cm" table:end-y="0.337cm" draw:z-index="22" draw:name="Rectangle 153" draw:style-name="gr10" draw:text-style-name="P3" svg:width="4.146cm" svg:height="1.39cm" svg:x="1.204cm" svg:y="0.307cm">
              <text:p text:style-name="P2"><text:span text:style-name="T7">21-CID 10 (4) (Opcional)</text:span></text:p>
              <text:p text:style-name="P2"><text:span text:style-name="T13"/></text:p>
              <text:p text:style-name="P2"><text:span text:style-name="T11"><text:s text:c="5"/></text:span><text:span text:style-name="T11">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Quimioterapia'.AF26" table:end-x="1.358cm" table:end-y="0.154cm" draw:z-index="16" draw:name="Rectangle 145" draw:style-name="gr5" draw:text-style-name="P3" svg:width="31.5cm" svg:height="3.07cm" svg:x="0.181cm" svg:y="0.307cm">
              <text:p text:style-name="P2"><text:span text:style-name="T7">29 - PlanoTerapêutico</text:span></text:p>
              <text:p text:style-name="P2"><text:span text:style-name="T13"/></text:p>
              <text:p text:style-name="P2"><text:span text:style-name="T13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9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>
            <draw:custom-shape table:end-cell-address="'Anexo Quimioterapia'.C25" table:end-x="0.364cm" table:end-y="0.43cm" draw:z-index="30" draw:name="Rectangle 171" draw:style-name="gr5" draw:text-style-name="P3" svg:width="3.328cm" svg:height="1.386cm" svg:x="0.56cm" svg:y="0cm">
              <text:p text:style-name="P2"><text:span text:style-name="T7">22 – Estadiamento</text:span></text:p>
              <text:p text:style-name="P2"><text:span text:style-name="T13"/></text:p>
              <text:p text:style-name="P2"><text:span text:style-name="T13"><text:s text:c="9"/></text:span><text:span text:style-name="T13">|___|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Anexo Quimioterapia'.E25" table:end-x="1.763cm" table:end-y="0.434cm" draw:z-index="34" draw:name="Rectangle 183" draw:style-name="gr5" draw:text-style-name="P3" svg:width="4.745cm" svg:height="1.39cm" svg:x="0.598cm" svg:y="0cm">
              <text:p text:style-name="P2"><text:span text:style-name="T7">23 - Tipo de Quimioterapia</text:span></text:p>
              <text:p text:style-name="P2"><text:span text:style-name="T13"><text:s text:c="7"/></text:span></text:p>
              <text:p text:style-name="P2"><text:span text:style-name="T13"><text:s text:c="13"/></text:span><text:span text:style-name="T12">|___|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Quimioterapia'.G25" table:end-x="1.305cm" table:end-y="0.437cm" draw:z-index="8" draw:name="Rectangle 117" draw:style-name="gr5" draw:text-style-name="P3" svg:width="2.95cm" svg:height="1.39cm" svg:x="0.145cm" svg:y="0.003cm">
              <text:p text:style-name="P2"><text:span text:style-name="T7">24 - Finalidade</text:span></text:p>
              <text:p text:style-name="P2"><text:span text:style-name="T13"/></text:p>
              <text:p text:style-name="P2"><text:span text:style-name="T13"><text:s text:c="9"/></text:span><text:span text:style-name="T12">|___| </text:span>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'Anexo Quimioterapia'.I26" table:end-x="0.856cm" table:end-y="0.034cm" draw:z-index="45" draw:name="Rectangle 178" draw:style-name="gr5" draw:text-style-name="P3" svg:width="2.95cm" svg:height="1.44cm" svg:x="1.487cm" svg:y="0.003cm">
              <text:p text:style-name="P2"><text:span text:style-name="T7">25 - ECOG</text:span></text:p>
              <text:p text:style-name="P2"><text:span text:style-name="T13"/></text:p>
              <text:p text:style-name="P2"><text:span text:style-name="T11"><text:s text:c="9"/></text:span><text:span text:style-name="T11">|___|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'Anexo Quimioterapia'.K25" table:end-x="0.403cm" table:end-y="0.437cm" draw:z-index="50" draw:name="Rectangle 171" draw:style-name="gr5" draw:text-style-name="P3" svg:width="2.95cm" svg:height="1.39cm" svg:x="1.034cm" svg:y="0.003cm">
              <text:p text:style-name="P2"><text:span text:style-name="T7">26 – Tumor</text:span></text:p>
              <text:p text:style-name="P2"><text:span text:style-name="T13"/></text:p>
              <text:p text:style-name="P2"><text:span text:style-name="T13"><text:s text:c="9"/></text:span><text:span text:style-name="T13">|___|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Anexo Quimioterapia'.L25" table:end-x="1.723cm" table:end-y="0.437cm" draw:z-index="51" draw:name="Rectangle 171" draw:style-name="gr5" draw:text-style-name="P3" svg:width="2.95cm" svg:height="1.39cm" svg:x="0.563cm" svg:y="0.003cm">
              <text:p text:style-name="P2"><text:span text:style-name="T7">27 – Nódulo</text:span></text:p>
              <text:p text:style-name="P2"><text:span text:style-name="T13"/></text:p>
              <text:p text:style-name="P2"><text:span text:style-name="T13"><text:s text:c="9"/></text:span><text:span text:style-name="T13">|___|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Anexo Quimioterapia'.N25" table:end-x="1.354cm" table:end-y="0.437cm" draw:z-index="52" draw:name="Rectangle 171" draw:style-name="gr5" draw:text-style-name="P3" svg:width="2.95cm" svg:height="1.39cm" svg:x="0.195cm" svg:y="0.003cm">
              <text:p text:style-name="P2"><text:span text:style-name="T7">28 – Metástase</text:span></text:p>
              <text:p text:style-name="P2"><text:span text:style-name="T13"/></text:p>
              <text:p text:style-name="P2"><text:span text:style-name="T13"><text:s text:c="11"/></text:span><text:span text:style-name="T13">|___|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custom-shape table:end-cell-address="'Anexo Quimioterapia'.O37" table:end-x="1.425cm" table:end-y="0.359cm" draw:z-index="48" draw:name="Rectangle 173" draw:style-name="gr5" draw:text-style-name="P3" svg:width="25.873cm" svg:height="8.418cm" svg:x="0.56cm" svg:y="0.36cm">
              <text:p text:style-name="P2"><text:span text:style-name="T7">30 - Diagnóstico Cito/Histopatológic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4"/>
          <table:table-cell>
            <draw:custom-shape table:end-cell-address="'Anexo Quimioterapia'.AF37" table:end-x="1.422cm" table:end-y="0.398cm" draw:z-index="49" draw:name="Rectangle 190" draw:style-name="gr5" draw:text-style-name="P3" svg:width="29.559cm" svg:height="8.42cm" svg:x="0.2cm" svg:y="0.397cm">
              <text:p text:style-name="P2"><text:span text:style-name="T7">31 – Informações relevantes</text:span></text:p>
              <text:p text:style-name="P2"><text:span text:style-name="T13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8"/>
        </table:table-row>
        <table:table-row table:style-name="ro2" table:number-rows-repeated="8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>
            <draw:custom-shape table:end-cell-address="'Anexo Quimioterapia'.U37" table:end-x="1.595cm" table:end-y="0.929cm" draw:z-index="9" draw:name="Rectangle 119" draw:style-name="gr11" draw:text-style-name="P6" svg:width="36.673cm" svg:height="0.5cm" svg:x="0.56cm" svg:y="0.429cm">
              <text:p text:style-name="P2"><text:span text:style-name="T7">Medicamentos e Drogas solicitada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'Anexo Quimioterapia'.U41" table:end-x="1.551cm" table:end-y="0.025cm" draw:z-index="47" draw:name="Rectangle 91" draw:style-name="gr12" draw:text-style-name="P3" svg:width="36.606cm" svg:height="7.585cm" svg:x="0.583cm" svg:y="1.119cm">
              <text:p text:style-name="P2"><text:span text:style-name="T7"><text:s/></text:span><text:span text:style-name="T7">32-Data Prevista para Início <text:s text:c="17"/></text:span><text:span text:style-name="T17">33-Tabela <text:s text:c="3"/>34-Código do Medicamento <text:s text:c="26"/>35-Descrição <text:s text:c="59"/>36-Dosagem total no ciclo <text:s text:c="10"/>37-Unidade <text:s text:c="6"/>38-Via Adm <text:s text:c="2"/>39-Frequência </text:span></text:p>
              <text:p text:style-name="P2"><text:span text:style-name="T7"><text:s text:c="6"/></text:span><text:span text:style-name="T7">da Administração <text:s text:c="261"/>de Medida</text:span></text:p>
              <text:p text:style-name="P2"><text:span text:style-name="T7"/></text:p>
              <text:p text:style-name="P2"><text:span text:style-name="T7">1-|___|___|/|___|___|/|___|___</text:span><text:span text:style-name="T17">|___|___</text:span><text:span text:style-name="T7">| <text:s text:c="2"/>|___|___| <text:s text:c="2"/>|___|___|___|___|___|___|___|___|</text:span><text:span text:style-name="T17">___|___|</text:span><text:span text:style-name="T7"> <text:s text:c="2"/>________________________________________ <text:s text:c="2"/>|___|___|___|___|___|,|___|___| <text:s text:c="3"/></text:span><text:span text:style-name="T17">|___|___|___|</text:span><text:span text:style-name="T7"> <text:s text:c="5"/></text:span><text:span text:style-name="T17">|___|___|</text:span><text:span text:style-name="T7"> <text:s text:c="10"/></text:span><text:span text:style-name="T17">|___|___|</text:span><text:span text:style-name="T7"> <text:s text:c="2"/></text:span></text:p>
              <text:p text:style-name="P2"><text:span text:style-name="T7"/></text:p>
              <text:p text:style-name="P2"><text:span text:style-name="T17">2-|___|___|/|___|___|/|___|___|___|___| <text:s text:c="2"/>|___|___| <text:s text:c="2"/>|___|___|___|___|___|___|___|___|___|___| <text:s text:c="2"/>________________________________________ <text:s text:c="2"/>|___|___|___|___|___|,|___|___| <text:s text:c="3"/>|___|___|___| <text:s text:c="5"/>|___|___| <text:s text:c="10"/>|___|___| <text:s text:c="2"/></text:span></text:p>
              <text:p text:style-name="P2"><text:span text:style-name="T7"><text:s/></text:span></text:p>
              <text:p text:style-name="P2"><text:span text:style-name="T17">3-|___|___|/|___|___|/|___|___|___|___| <text:s text:c="2"/>|___|___| <text:s text:c="2"/>|___|___|___|___|___|___|___|___|___|___| <text:s text:c="2"/>________________________________________ <text:s text:c="2"/>|___|___|___|___|___|,|___|___| <text:s text:c="3"/>|___|___|___| <text:s text:c="5"/>|___|___| <text:s text:c="10"/>|___|___| <text:s text:c="2"/></text:span></text:p>
              <text:p text:style-name="P2"><text:span text:style-name="T7"><text:s/></text:span></text:p>
              <text:p text:style-name="P2"><text:span text:style-name="T17">4-|___|___|/|___|___|/|___|___|___|___| <text:s text:c="2"/>|___|___| <text:s text:c="2"/>|___|___|___|___|___|___|___|___|___|___| <text:s text:c="2"/>________________________________________ <text:s text:c="2"/>|___|___|___|___|___|,|___|___| <text:s text:c="3"/>|___|___|___| <text:s text:c="5"/>|___|___| <text:s text:c="10"/>|___|___| <text:s text:c="2"/></text:span></text:p>
              <text:p text:style-name="P2"><text:span text:style-name="T7"/></text:p>
              <text:p text:style-name="P2"><text:span text:style-name="T17">5-|___|___|/|___|___|/|___|___|___|___| <text:s text:c="2"/>|___|___| <text:s text:c="2"/>|___|___|___|___|___|___|___|___|___|___| <text:s text:c="2"/>________________________________________ <text:s text:c="2"/>|___|___|___|___|___|,|___|___| <text:s text:c="3"/>|___|___|___| <text:s text:c="5"/>|___|___| <text:s text:c="10"/>|___|___| <text:s text:c="2"/></text:span></text:p>
              <text:p text:style-name="P2"><text:span text:style-name="T7"/></text:p>
              <text:p text:style-name="P2"><text:span text:style-name="T17">6-|___|___|/|___|___|/|___|___|___|___| <text:s text:c="2"/>|___|___| <text:s text:c="2"/>|___|___|___|___|___|___|___|___|___|___| <text:s text:c="2"/>________________________________________ <text:s text:c="2"/>|___|___|___|___|___|,|___|___| <text:s text:c="3"/>|___|___|___| <text:s text:c="5"/>|___|___| <text:s text:c="10"/>|___|___| <text:s text:c="2"/></text:span></text:p>
              <text:p text:style-name="P2"><text:span text:style-name="T7"><text:s/></text:span></text:p>
              <text:p text:style-name="P2"><text:span text:style-name="T17">7-|___|___|/|___|___|/|___|___|___|___| <text:s text:c="2"/>|___|___| <text:s text:c="2"/>|___|___|___|___|___|___|___|___|___|___| <text:s text:c="2"/>________________________________________ <text:s text:c="2"/>|___|___|___|___|___|,|___|___| <text:s text:c="3"/>|___|___|___| <text:s text:c="5"/>|___|___| <text:s text:c="10"/>|___|___| <text:s text:c="2"/></text:span></text:p>
              <text:p text:style-name="P2"><text:span text:style-name="T17"/></text:p>
              <text:p text:style-name="P2"><text:span text:style-name="T17">8-|___|___|/|___|___|/|___|___|___|___| <text:s text:c="2"/>|___|___| <text:s text:c="2"/>|___|___|___|___|___|___|___|___|___|___| <text:s text:c="2"/>________________________________________ <text:s text:c="2"/>|___|___|___|___|___|,|___|___| <text:s text:c="3"/>|___|___|___| <text:s text:c="5"/>|___|___| <text:s text:c="10"/>|___|___| <text:s text:c="2"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9"/>
          <table:table-cell>
            <draw:custom-shape table:end-cell-address="'Anexo Quimioterapia'.AF37" table:end-x="1.581cm" table:end-y="0.925cm" draw:z-index="37" draw:name="Rectangle 184" draw:style-name="gr9" draw:text-style-name="P6" svg:width="19.59cm" svg:height="0.5cm" svg:x="1.685cm" svg:y="0.425cm">
              <text:p text:style-name="P2"><text:span text:style-name="T7">Tratamentos Anterior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'Anexo Quimioterapia'.AF38" table:end-x="1.522cm" table:end-y="1.136cm" draw:z-index="38" draw:name="Rectangle 185" draw:style-name="gr5" draw:text-style-name="P3" svg:width="19.5cm" svg:height="2.153cm" svg:x="1.716cm" svg:y="1.152cm">
              <text:p text:style-name="P2"><text:span text:style-name="T7">40- Cirurgia</text:span></text:p>
              <text:p text:style-name="P2"><text:span text:style-name="T13"/></text:p>
              <text:p text:style-name="P2"><text:span text:style-name="T13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3"/>
        </table:table-row>
        <table:table-row table:style-name="ro5">
          <table:table-cell table:number-columns-repeated="20"/>
          <table:table-cell>
            <draw:custom-shape table:end-cell-address="'Anexo Quimioterapia'.Y39" table:end-x="1.305cm" table:end-y="0.624cm" draw:z-index="39" draw:name="Rectangle 187" draw:style-name="gr5" draw:text-style-name="P3" svg:width="6.75cm" svg:height="1.39cm" svg:x="1.717cm" svg:y="1.404cm">
              <text:p text:style-name="P2"><text:span text:style-name="T7">41 - Data da Realização</text:span></text:p>
              <text:p text:style-name="P2"><text:span text:style-name="T13"/></text:p>
              <text:p text:style-name="P2"><text:span text:style-name="T13"><text:s/></text:span><text:span text:style-name="T13">|___|___|/|___|___|/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3"/>
        </table:table-row>
        <table:table-row table:style-name="ro5">
          <table:table-cell table:number-columns-repeated="20"/>
          <table:table-cell>
            <draw:custom-shape table:end-cell-address="'Anexo Quimioterapia'.AF40" table:end-x="1.516cm" table:end-y="0.734cm" draw:z-index="40" draw:name="Rectangle 188" draw:style-name="gr5" draw:text-style-name="P3" svg:width="19.493cm" svg:height="2.119cm" svg:x="1.717cm" svg:y="0.785cm">
              <text:p text:style-name="P2"><text:span text:style-name="T7">42 - Área Irradiada</text:span></text:p>
              <text:p text:style-name="P2"><text:span text:style-name="T13"/></text:p>
              <text:p text:style-name="P2"><text:span text:style-name="T13"><text:s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3"/>
        </table:table-row>
        <table:table-row table:style-name="ro5">
          <table:table-cell table:number-columns-repeated="20"/>
          <table:table-cell>
            <draw:custom-shape table:end-cell-address="'Anexo Quimioterapia'.Y41" table:end-x="1.205cm" table:end-y="0.186cm" draw:z-index="41" draw:name="Rectangle 189" draw:style-name="gr5" draw:text-style-name="P3" svg:width="6.65cm" svg:height="1.39cm" svg:x="1.717cm" svg:y="0.965cm">
              <text:p text:style-name="P2"><text:span text:style-name="T7">43 - Data da Aplicação</text:span></text:p>
              <text:p text:style-name="P2"><text:span text:style-name="T13"/></text:p>
              <text:p text:style-name="P2"><text:span text:style-name="T13"><text:s/></text:span><text:span text:style-name="T13">|___|___|/|___|___|/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3"/>
        </table:table-row>
        <table:table-row table:style-name="ro5">
          <table:table-cell>
            <draw:custom-shape table:end-cell-address="'Anexo Quimioterapia'.AF42" table:end-x="1.179cm" table:end-y="0.377cm" draw:z-index="44" draw:name="Rectangle 133" draw:style-name="gr10" draw:text-style-name="P3" svg:width="55.95cm" svg:height="2.31cm" svg:x="0.56cm" svg:y="0.237cm">
              <text:p text:style-name="P2"><text:span text:style-name="T7">44-Observação / Justificativa</text:span></text:p>
              <text:p text:style-name="P2"><text:span text:style-name="T16"/></text:p>
              <text:p text:style-name="P2"><text:span text:style-name="T11"><text:s text:c="2"/></text:span></text:p>
              <text:p text:style-name="P2"><text:span text:style-name="T13"/></text:p>
              <draw:enhanced-geometry svg:viewBox="0 0 21600 21600" draw:mirror-vertical="false" draw:mirror-horizontal="false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5">
          <table:table-cell>
            <draw:custom-shape table:end-cell-address="'Anexo Quimioterapia'.C42" table:end-x="1.147cm" table:end-y="1.909cm" draw:z-index="18" draw:name="Rectangle 149" draw:style-name="gr12" draw:text-style-name="P3" svg:width="4.111cm" svg:height="1.39cm" svg:x="0.56cm" svg:y="0.519cm">
              <text:p text:style-name="P2"><text:span text:style-name="T7">45- Número de Ciclos Previstos</text:span></text:p>
              <text:p text:style-name="P2"><text:span text:style-name="T13"><text:s text:c="6"/></text:span><text:span text:style-name="T11"><text:s text:c="14"/></text:span><text:span text:style-name="T11">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Anexo Quimioterapia'.E42" table:end-x="0.392cm" table:end-y="1.909cm" draw:z-index="20" draw:name="Rectangle 151" draw:style-name="gr12" draw:text-style-name="P3" svg:width="2.671cm" svg:height="1.39cm" svg:x="1.302cm" svg:y="0.519cm">
              <text:p text:style-name="P2"><text:span text:style-name="T7">46 - Ciclo Atual</text:span></text:p>
              <text:p text:style-name="P2"><text:span text:style-name="T13"/></text:p>
              <text:p text:style-name="P2"><text:span text:style-name="T11"><text:s text:c="7"/></text:span><text:span text:style-name="T11">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Anexo Quimioterapia'.F42" table:end-x="1.546cm" table:end-y="1.944cm" draw:z-index="46" draw:name="Rectangle 150" draw:style-name="gr12" draw:text-style-name="P3" svg:width="2.849cm" svg:height="1.39cm" svg:x="0.488cm" svg:y="0.554cm">
              <text:p text:style-name="P2"><text:span text:style-name="T7">47-Nº de dias do <text:s/>Ciclo Atual</text:span></text:p>
              <text:p text:style-name="P2"><text:span text:style-name="T13"><text:s text:c="5"/></text:span><text:span text:style-name="T11">|___|___|___| <text:s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>
            <draw:custom-shape table:end-cell-address="'Anexo Quimioterapia'.I42" table:end-x="0.168cm" table:end-y="1.909cm" draw:z-index="19" draw:name="Rectangle 150" draw:style-name="gr12" draw:text-style-name="P3" svg:width="3.88cm" svg:height="1.39cm" svg:x="1.659cm" svg:y="0.519cm">
              <text:p text:style-name="P2"><text:span text:style-name="T7">48-Intervalo entre Ciclos ( em dias)</text:span></text:p>
              <text:p text:style-name="P2"><text:span text:style-name="T13"><text:s text:c="5"/></text:span><text:span text:style-name="T11">|___|___|___| <text:s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Quimioterapia'.L42" table:end-x="1.775cm" table:end-y="1.909cm" draw:z-index="4" draw:name="Rectangle 95" draw:style-name="gr12" draw:text-style-name="P3" svg:width="6.83cm" svg:height="1.39cm" svg:x="0.316cm" svg:y="0.519cm">
              <text:p text:style-name="P2"><text:span text:style-name="T17">49 - Data da Solicitação</text:span></text:p>
              <text:p text:style-name="P2"><text:span text:style-name="T19"/></text:p>
              <text:p text:style-name="P2"><text:span text:style-name="T20"><text:s text:c="2"/></text:span><text:span text:style-name="T12"><text:s/></text:span><text:span text:style-name="T20"><text:s/></text:span><text:span text:style-name="T12">|___|___| / |___|___| / 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Quimioterapia'.W42" table:end-x="0.018cm" table:end-y="1.909cm" draw:z-index="13" draw:name="Rectangle 133" draw:style-name="gr12" draw:text-style-name="P3" svg:width="17.638cm" svg:height="1.39cm" svg:x="0.171cm" svg:y="0.519cm">
              <text:p text:style-name="P2"><text:span text:style-name="T7">50-Assinatura do Profissional Solicitante</text:span></text:p>
              <text:p text:style-name="P2"><text:span text:style-name="T16"/></text:p>
              <text:p text:style-name="P2"><text:span text:style-name="T11"><text:s text:c="2"/></text:span></text:p>
              <text:p text:style-name="P2"><text:span text:style-name="T13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9"/>
          <table:table-cell>
            <draw:custom-shape table:end-cell-address="'Anexo Quimioterapia'.AF42" table:end-x="1.599cm" table:end-y="1.909cm" draw:z-index="43" draw:name="Rectangle 133" draw:style-name="gr12" draw:text-style-name="P3" svg:width="17.488cm" svg:height="1.39cm" svg:x="0.224cm" svg:y="0.519cm">
              <text:p text:style-name="P2"><text:span text:style-name="T7">51-Assinatura do Responsável pela Autorização</text:span></text:p>
              <text:p text:style-name="P2"><text:span text:style-name="T16"/></text:p>
              <text:p text:style-name="P2"><text:span text:style-name="T11"><text:s text:c="2"/></text:span></text:p>
              <text:p text:style-name="P2"><text:span text:style-name="T13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1"/>
        </table:table-row>
        <table:table-row table:style-name="ro5" table:number-rows-repeated="565">
          <table:table-cell table:number-columns-repeated="1024"/>
        </table:table-row>
        <table:table-row table:style-name="ro5">
          <table:table-cell table:number-columns-repeated="11"/>
          <table:table-cell>
            <draw:custom-shape table:end-cell-address="'Anexo Quimioterapia'.N609" table:end-x="1.493cm" table:end-y="1.389cm" draw:z-index="33" draw:name="Rectangle 178" draw:style-name="gr13" draw:text-style-name="P3" svg:width="4.57cm" svg:height="1.39cm" svg:x="0.504cm" svg:y="2.169cm">
              <text:p text:style-name="P2"><text:span text:style-name="T7">25 - ECOG</text:span></text:p>
              <text:p text:style-name="P2"><text:span text:style-name="T13"/></text:p>
              <text:p text:style-name="P2"><text:span text:style-name="T11"><text:s text:c="7"/></text:span><text:span text:style-name="T11">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2"/>
        </table:table-row>
        <table:table-row table:style-name="ro5" table:number-rows-repeated="6490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Excel_BuiltIn__FilterDatabase_1" table:base-cell-address="$'Anexo Quimioterapia'.$A$1" table:expression="$'anexo quimioterapia'.$#ref!$#REF!:$#REF!$#REF!"/>
        <table:named-range table:name="Print_Area" table:base-cell-address="$'Anexo Quimioterapia'.$A$1" table:cell-range-address="$'Anexo Quimioterapia'.$L$1:.$S$65514"/>
        <table:named-expression table:name="Print_Area_1" table:base-cell-address="$'Anexo Quimioterapia'.$A$1" table:expression=""/>
        <table:named-expression table:name="Print_Area_2" table:base-cell-address="$'Anexo Quimioterapia'.$A$1" table:expression=""/>
        <table:named-expression table:name="Print_Area_3" table:base-cell-address="$'Anexo Quimioterapia'.$A$1" table:expression=""/>
        <table:named-expression table:name="Print_Area_4" table:base-cell-address="$'Anexo Quimioterapia'.$A$1" table:expression=""/>
        <table:named-expression table:name="Print_Area_5" table:base-cell-address="$'Anexo Quimioterapia'.$A$1" table:expression="$#REF!.$#REF!$#REF!"/>
        <table:named-expression table:name="Print_Titles" table:base-cell-address="$'Anexo Quimioterapia'.$A$1" table:expression=""/>
        <table:named-expression table:name="Print_Titles_1" table:base-cell-address="$'Anexo Quimioterapia'.$A$1" table:expression=""/>
        <table:named-expression table:name="Print_Titles_10" table:base-cell-address="$'Anexo Quimioterapia'.$A$1" table:expression=""/>
        <table:named-expression table:name="Print_Titles_11" table:base-cell-address="$'Anexo Quimioterapia'.$A$1" table:expression=""/>
        <table:named-expression table:name="Print_Titles_12" table:base-cell-address="$'Anexo Quimioterapia'.$A$1" table:expression=""/>
        <table:named-expression table:name="Print_Titles_13" table:base-cell-address="$'Anexo Quimioterapia'.$A$1" table:expression=""/>
        <table:named-expression table:name="Print_Titles_14" table:base-cell-address="$'Anexo Quimioterapia'.$A$1" table:expression=""/>
        <table:named-range table:name="Print_Titles_15" table:base-cell-address="$'Anexo Quimioterapia'.$A$1" table:cell-range-address="$'Anexo Quimioterapia'.$A$3:.$AMJ$3"/>
        <table:named-expression table:name="Print_Titles_16" table:base-cell-address="$'Anexo Quimioterapia'.$A$1" table:expression=""/>
        <table:named-expression table:name="Print_Titles_17" table:base-cell-address="$'Anexo Quimioterapia'.$A$1" table:expression=""/>
        <table:named-expression table:name="Print_Titles_18" table:base-cell-address="$'Anexo Quimioterapia'.$A$1" table:expression=""/>
        <table:named-expression table:name="Print_Titles_19" table:base-cell-address="$'Anexo Quimioterapia'.$A$1" table:expression=""/>
        <table:named-expression table:name="Print_Titles_2" table:base-cell-address="$'Anexo Quimioterapia'.$A$1" table:expression=""/>
        <table:named-expression table:name="Print_Titles_20" table:base-cell-address="$'Anexo Quimioterapia'.$A$1" table:expression=""/>
        <table:named-expression table:name="Print_Titles_21" table:base-cell-address="$'Anexo Quimioterapia'.$A$1" table:expression=""/>
        <table:named-expression table:name="Print_Titles_22" table:base-cell-address="$'Anexo Quimioterapia'.$A$1" table:expression=""/>
        <table:named-expression table:name="Print_Titles_23" table:base-cell-address="$'Anexo Quimioterapia'.$A$1" table:expression=""/>
        <table:named-expression table:name="Print_Titles_24" table:base-cell-address="$'Anexo Quimioterapia'.$A$1" table:expression=""/>
        <table:named-expression table:name="Print_Titles_25" table:base-cell-address="$'Anexo Quimioterapia'.$A$1" table:expression=""/>
        <table:named-expression table:name="Print_Titles_26" table:base-cell-address="$'Anexo Quimioterapia'.$A$1" table:expression=""/>
        <table:named-expression table:name="Print_Titles_27" table:base-cell-address="$'Anexo Quimioterapia'.$A$1" table:expression=""/>
        <table:named-expression table:name="Print_Titles_28" table:base-cell-address="$'Anexo Quimioterapia'.$A$1" table:expression=""/>
        <table:named-expression table:name="Print_Titles_29" table:base-cell-address="$'Anexo Quimioterapia'.$A$1" table:expression=""/>
        <table:named-expression table:name="Print_Titles_3" table:base-cell-address="$'Anexo Quimioterapia'.$A$1" table:expression=""/>
        <table:named-expression table:name="Print_Titles_30" table:base-cell-address="$'Anexo Quimioterapia'.$A$1" table:expression=""/>
        <table:named-expression table:name="Print_Titles_31" table:base-cell-address="$'Anexo Quimioterapia'.$A$1" table:expression=""/>
        <table:named-expression table:name="Print_Titles_32" table:base-cell-address="$'Anexo Quimioterapia'.$A$1" table:expression=""/>
        <table:named-expression table:name="Print_Titles_33" table:base-cell-address="$'Anexo Quimioterapia'.$A$1" table:expression=""/>
        <table:named-expression table:name="Print_Titles_34" table:base-cell-address="$'Anexo Quimioterapia'.$A$1" table:expression=""/>
        <table:named-expression table:name="Print_Titles_35" table:base-cell-address="$'Anexo Quimioterapia'.$A$1" table:expression="$#REF!.$#REF!$#REF!"/>
        <table:named-expression table:name="Print_Titles_4" table:base-cell-address="$'Anexo Quimioterapia'.$A$1" table:expression=""/>
        <table:named-expression table:name="Print_Titles_5" table:base-cell-address="$'Anexo Quimioterapia'.$A$1" table:expression="$#REF!.$#REF!$#REF!"/>
        <table:named-expression table:name="Print_Titles_6" table:base-cell-address="$'Anexo Quimioterapia'.$A$1" table:expression=""/>
        <table:named-expression table:name="Print_Titles_7" table:base-cell-address="$'Anexo Quimioterapia'.$A$1" table:expression=""/>
        <table:named-expression table:name="Print_Titles_8" table:base-cell-address="$'Anexo Quimioterapia'.$A$1" table:expression=""/>
        <table:named-expression table:name="Print_Titles_9" table:base-cell-address="$'Anexo Quimioterapia'.$A$1" table:expression=""/>
        <table:named-range table:name="_FilterDatabase" table:base-cell-address="$'Anexo Quimioterapia'.$A$1" table:cell-range-address="$'Anexo Quimioterapia'.$A$3:.$V$144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</number:text>
      <number:number number:decimal-places="0" number:min-integer-digits="1" number:grouping="true"/>
      <number:text> </number:text>
    </number:number-style>
    <number:number-style style:name="N138">
      <number:text>(R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</number:text>
      <number:number number:decimal-places="2" number:min-integer-digits="1" number:grouping="true"/>
      <number:text> </number:text>
    </number:number-style>
    <number:number-style style:name="N141">
      <number:text>(R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R$</number:text>
      <number:number number:decimal-places="0" number:min-integer-digits="1" number:grouping="true"/>
      <number:text> </number:text>
    </number:number-style>
    <number:number-style style:name="N146P1" style:volatile="true">
      <number:text> R$(</number:text>
      <number:number number:decimal-places="0" number:min-integer-digits="1" number:grouping="true"/>
      <number:text>)</number:text>
    </number:number-style>
    <number:number-style style:name="N146P2" style:volatile="true">
      <number:text> R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R$</number:text>
      <number:number number:decimal-places="2" number:min-integer-digits="1" number:grouping="true"/>
      <number:text> </number:text>
    </number:number-style>
    <number:number-style style:name="N150P1" style:volatile="true">
      <number:text> R$(</number:text>
      <number:number number:decimal-places="2" number:min-integer-digits="1" number:grouping="true"/>
      <number:text>)</number:text>
    </number:number-style>
    <number:number-style style:name="N150P2" style:volatile="true">
      <number:text> R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Default" style:data-style-name="N11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left="0.813cm" fo:margin-right="0.663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09cm" fo:margin-bottom="0.6cm" fo:margin-left="0.91cm" fo:margin-right="0.9cm" style:shadow="none" fo:background-color="transparent" style:first-page-number="continue" style:scale-to="48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799cm" fo:margin-bottom="1.499cm" fo:margin-left="1.499cm" fo:margin-right="1.499cm" style:first-page-number="continue" style:scale-to="100%" style:writing-mode="lr-tb"/>
      <style:header-style>
        <style:header-footer-properties fo:min-height="0.751cm" fo:margin-left="0.4cm" fo:margin-right="0.4cm" fo:margin-bottom="0.277cm"/>
      </style:header-style>
      <style:footer-style>
        <style:header-footer-properties fo:min-height="0.751cm" fo:margin-left="0.4cm" fo:margin-right="0.4cm" fo:margin-top="0cm"/>
      </style:footer-style>
    </style:page-layout>
    <style:style style:name="MT1" style:family="text">
      <style:text-properties style:font-name="Verdana" fo:font-weight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pan text:style-name="MT1">Legenda do Anexo de Solicitação de Quimioterapia</text:span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 style:data-style-name="N2" text:time-value="0000-00-00T17:39:23.1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nexo_20_Quimioterapia" style:display-name="PageStyle_Anexo Quimioterap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_20_v3_20_completa" style:display-name="PageStyle_legenda v3 completa" style:page-layout-name="Mpm4">
      <style:header>
        <text:p><text:span text:style-name="MT2">LEGENDA DO ANEXO DE OUTRAS DESPESAS</text:span></text:p>
      </style:header>
      <style:header-left style:display="false">
        <text:p><text:span text:style-name="MT2">LEGENDA DO ANEXO DE OUTRAS DESPESAS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ina Maria Ferro de Oliveira</meta:initial-creator>
    <meta:creation-date>2012-04-17T18:19:16.06</meta:creation-date>
    <meta:generator>LibreOffice/3.6$Windows_x86 LibreOffice_project/e29a214-2bbed72-0621de6-a97528c-8f066d</meta:generator>
    <meta:editing-duration>PT4H24S</meta:editing-duration>
    <meta:editing-cycles>26</meta:editing-cycles>
    <dc:date>2015-07-09T17:39:43.39</dc:date>
    <meta:print-date>2015-05-26T14:00:22.27</meta:print-date>
    <meta:document-statistic meta:table-count="1" meta:cell-count="0" meta:object-count="53"/>
  </office:meta>
</office:document-meta>
</file>